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Tahom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cd66" officeooo:paragraph-rsid="001e792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7920" officeooo:paragraph-rsid="001e79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9d2f" officeooo:paragraph-rsid="001e79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 Narrow" fo:font-size="14pt" fo:font-style="normal" style:text-underline-style="none" fo:font-weight="normal" officeooo:rsid="000c0225" officeooo:paragraph-rsid="001eb006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 Narrow" fo:font-size="14pt" fo:font-style="normal" style:text-underline-style="none" fo:font-weight="normal" officeooo:rsid="0018cd66" officeooo:paragraph-rsid="001e7920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 Narrow" fo:font-size="14pt" fo:font-style="normal" style:text-underline-style="none" fo:font-weight="normal" officeooo:rsid="0018cd66" officeooo:paragraph-rsid="001e7920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Liberation Sans Narrow" fo:font-size="14pt" fo:font-style="normal" style:text-underline-style="none" fo:font-weight="normal" officeooo:rsid="0018cd66" officeooo:paragraph-rsid="001e792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Liberation Sans Narrow" fo:font-size="14pt" fo:font-style="normal" style:text-underline-style="none" fo:font-weight="normal" officeooo:rsid="0018cd66" officeooo:paragraph-rsid="001fa1c5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 Narrow" fo:font-size="14pt" fo:font-style="normal" style:text-underline-style="none" fo:font-weight="normal" officeooo:rsid="0009affa" officeooo:paragraph-rsid="001e792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 Narrow" fo:font-size="14pt" fo:font-style="normal" style:text-underline-style="none" fo:font-weight="normal" officeooo:rsid="00199d2f" officeooo:paragraph-rsid="001e792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Liberation Sans Narrow" fo:font-size="14pt" fo:font-style="normal" style:text-underline-style="none" fo:font-weight="normal" officeooo:rsid="00199d2f" officeooo:paragraph-rsid="001e792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 Narrow" fo:font-size="14pt" fo:font-style="normal" style:text-underline-style="none" fo:font-weight="normal" officeooo:rsid="000e2989" officeooo:paragraph-rsid="001e792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Liberation Sans Narrow" fo:font-size="14pt" fo:font-style="normal" style:text-underline-style="none" fo:font-weight="normal" officeooo:rsid="001eb006" officeooo:paragraph-rsid="001eb006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ans Narrow" fo:font-size="14pt" fo:font-style="normal" style:text-underline-style="none" fo:font-weight="normal" officeooo:paragraph-rsid="001e7920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Liberation Sans Narrow" fo:font-size="14pt" fo:font-style="normal" style:text-underline-style="none" fo:font-weight="normal" officeooo:rsid="001fa1c5" officeooo:paragraph-rsid="001fa1c5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ans Narrow" fo:font-size="14pt" fo:font-style="normal" style:text-underline-style="none" fo:font-weight="bold" officeooo:rsid="0018cd66" officeooo:paragraph-rsid="001e7920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size="14pt" fo:font-weight="bold" officeooo:rsid="001e7920" officeooo:paragraph-rsid="001e7920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1efed0"/>
    </style:style>
    <style:style style:name="T4" style:family="text">
      <style:text-properties fo:font-variant="normal" fo:text-transform="none" fo:color="#000000" fo:letter-spacing="normal" officeooo:rsid="001ee6c4"/>
    </style:style>
    <style:style style:name="T5" style:family="text">
      <style:text-properties fo:font-variant="normal" fo:text-transform="none" fo:color="#000000" fo:letter-spacing="normal" officeooo:rsid="001fa1c5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b006"/>
    </style:style>
    <style:style style:name="T9" style:family="text">
      <style:text-properties officeooo:rsid="001f70ec"/>
    </style:style>
    <style:style style:name="T10" style:family="text">
      <style:text-properties officeooo:rsid="001fa1c5"/>
    </style:style>
    <style:style style:name="T11" style:family="text">
      <style:text-properties officeooo:rsid="001ff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PEDAGO</text:p>
      <text:p text:style-name="P2">Carole Cartier</text:p>
      <text:p text:style-name="P14"/>
      <text:p text:style-name="P6"><text:span text:style-name="T7">Contexte :</text:span></text:p>
      <text:p text:style-name="P6"/>
      <text:p text:style-name="P7">Micro-entreprise : herboristerie bio (huiles essentielles, thés, tisanes, huiles végétales)</text:p>
      <text:p text:style-name="P8"><text:span text:style-name="T10">La vente s’effectue pour le moment e</text:span>n réunion (type Tupperware) <text:span text:style-name="T10">ou en catalogue.</text:span></text:p>
      <text:p text:style-name="P15"><text:span text:style-name="T5">P</text:span><text:span text:style-name="T2">ublic visé : ceux qui</text:span><text:span text:style-name="T4"> s'intéressent aux recettes </text:span><text:span text:style-name="T3">médicinales.</text:span></text:p>
      <text:p text:style-name="P5"/>
      <text:p text:style-name="P16">Produits : </text:p>
      <text:p text:style-name="P16"/>
      <text:p text:style-name="P5">Il s’agit pour l’instant de présenter les produits qu’elle achète mais à terme, elle fabriquera ses propres produits</text:p>
      <text:p text:style-name="P8"><text:span text:style-name="T10">Il y a p</text:span>eu de produits <text:span text:style-name="T10">en vente, ils ont le</text:span> label Ecocert, <text:span text:style-name="T10">ils viennent de <text:s/>l’entreprise HERBIER DE GASGOGNE se situant à l’Isle Jourdain.</text:span></text:p>
      <text:p text:style-name="P4"><text:span text:style-name="T8">P</text:span>ossibilité de venir sur place pour l'achat, sinon envoi postal possible.</text:p>
      <text:p text:style-name="P10"/>
      <text:p text:style-name="P16"/>
      <text:p text:style-name="P16">Besoin<text:span text:style-name="T8">s</text:span> : </text:p>
      <text:p text:style-name="P7"/>
      <text:p text:style-name="P7"><text:span text:style-name="T10">Elle souhaite p</text:span>artager avec d’autres personnes, <text:span text:style-name="T9">l’</text:span>amour des plantes, <text:span text:style-name="T9">des</text:span> recettes, présenter les produits qu’elle ven<text:span text:style-name="T8">d.</text:span></text:p>
      <text:p text:style-name="P10"><text:span text:style-name="T10">Elle d</text:span>isposera de temps pour répondre aux questions des utilisateurs.</text:p>
      <text:p text:style-name="P12"><text:span text:style-name="T10">Création d’</text:span> une zone de commentaires sous chaque produit<text:span text:style-name="T8">s.</text:span></text:p>
      <text:p text:style-name="P12"><text:span text:style-name="T10">Le b</text:span>ut <text:span text:style-name="T10">est de</text:span> communiquer, partager, <text:span text:style-name="T10">elle </text:span>doit pouvoir être contactée.</text:p>
      <text:p text:style-name="P9"><text:span text:style-name="T10">Il faut une partie p</text:span>résentation de la personne <text:span text:style-name="T8">et de son activité.</text:span> </text:p>
      <text:p text:style-name="P13"><text:span text:style-name="T10">Elle préfère un s</text:span>ite vitrine, pas de E commerce pour le moment.</text:p>
      <text:p text:style-name="P7"><text:span text:style-name="T10">Le site sera sous forme de </text:span>blog <text:span text:style-name="T8">avec un catalogue à construire (références produits, etc...).</text:span></text:p>
      <text:p text:style-name="P11"><text:span text:style-name="T10">M</text:span>ise en avant de l’autonomie : produits maison.</text:p>
      <text:p text:style-name="P5"><text:span text:style-name="T8">C</text:span>harte graphique : <text:span text:style-name="T10">plutôt des couleurs</text:span> c<text:span text:style-name="T10">l</text:span>air<text:span text:style-name="T10">es</text:span>, zen, bleu<text:span text:style-name="T10">es</text:span>, vert<text:span text:style-name="T10">es</text:span> pâle<text:span text:style-name="T10">s</text:span>, couleurs associées aux plantes, la nature.</text:p>
      <text:p text:style-name="P10"><text:span text:style-name="T11">Le nom souhaité du site est </text:span>Hamamélis <text:span text:style-name="T11">mais elle reste</text:span> ouverte à toute<text:span text:style-name="T11">s</text:span> autre<text:span text:style-name="T11">s</text:span> proposition<text:span text:style-name="T11">s</text:span>.</text:p>
      <text:p text:style-name="P10"><text:span text:style-name="T11">Le site se composera d’une partie b</text:span>log avec <text:span text:style-name="T11">des</text:span> articles, dans lesquels seront nommés les produits, avec un lien qui renverra vers un catalogue référençant tout les produits disponibles à la vente. <text:span text:style-name="T11">Le catalogue aura également un lien renvoyant vers les recettes du blog.</text:span></text:p>
      <text:p text:style-name="P10"><text:span text:style-name="T11">Le site doit être f</text:span>acile d’accès et de prise en main.</text:p>
      <text:p text:style-name="P3"><text:span text:style-name="T1"/></text:p>
      <text:p text:style-name="P3"><text:span text:style-name="T1"/></text:p>
      <text:p text:style-name="P2">Contact : </text:p>
      <text:p text:style-name="P2"/>
      <text:p text:style-name="P17"><text:a xlink:type="simple" xlink:href="mailto:cartier.carole.32@gmail.com" text:style-name="ListLabel_20_1" text:visited-style-name="ListLabel_20_1"><text:span text:style-name="T6">cartier.carole.32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Tahom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20:24.331533349</meta:creation-date>
    <dc:date>2018-07-23T11:21:37.272213671</dc:date>
    <meta:editing-duration>PT44M3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5" meta:word-count="279" meta:character-count="1772" meta:non-whitespace-character-count="1513"/>
  </office:meta>
</office:document-meta>
</file>